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421100003D069D4B2D8B.svm" manifest:media-type=""/>
  <manifest:file-entry manifest:full-path="Pictures/20000007000042110000281BFDF1A8D1.svm" manifest:media-type=""/>
  <manifest:file-entry manifest:full-path="Pictures/2000000700005D1B0000281BC21507F6.svm" manifest:media-type=""/>
  <manifest:file-entry manifest:full-path="Pictures/2000000700005D1B0000281B0CB84238.svm" manifest:media-type=""/>
  <manifest:file-entry manifest:full-path="Pictures/2000000700005C8700002478C3FC1428.svm" manifest:media-type=""/>
  <manifest:file-entry manifest:full-path="Pictures/2000000700005D1B0000281BC2980D62.svm" manifest:media-type=""/>
  <manifest:file-entry manifest:full-path="Pictures/2000000700005D1B0000281B227BB9D7.svm" manifest:media-type=""/>
  <manifest:file-entry manifest:full-path="Pictures/2000000700005D1B0000281B629B3BB7.svm" manifest:media-type=""/>
  <manifest:file-entry manifest:full-path="Pictures/2000000700005D1B00002B94719A18CF.svm" manifest:media-type=""/>
  <manifest:file-entry manifest:full-path="Pictures/2000000700005D1B0000281B0193FAE5.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22pt"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000000"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color="#000000"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color="#000000"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start" style:justify-single-word="false"/>
      <style:text-properties fo:color="#666666" fo:font-size="14pt" fo:font-style="italic" fo:font-weight="normal"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fo:color="#666666"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P20"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22" style:family="paragraph" style:parent-style-name="Standard" style:list-style-name="L3">
      <style:paragraph-properties fo:text-align="start" style:justify-single-word="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list-style-name="L3">
      <style:paragraph-properties fo:text-align="start" style:justify-single-word="false"/>
      <style:text-properties fo:color="#000099"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Standard" style:list-style-name="L3">
      <style:paragraph-properties fo:text-align="start" style:justify-single-word="false"/>
      <style:text-properties fo:color="#666666" fo:font-size="14pt" fo:font-weight="normal" style:font-size-asian="14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fo:color="#666666" fo:font-size="14pt" fo:font-style="italic" fo:font-weight="normal"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1639fc" officeooo:paragraph-rsid="001639fc"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text-position="0% 100%"/>
    </style:style>
    <style:style style:name="T6" style:family="text">
      <style:text-properties fo:color="#666666"/>
    </style:style>
    <style:style style:name="T7" style:family="text">
      <style:text-properties fo:color="#666666" fo:font-style="italic" style:font-style-asian="italic" style:font-style-complex="italic"/>
    </style:style>
    <style:style style:name="T8" style:family="text">
      <style:text-properties fo:color="#000000" fo:font-style="normal" style:font-style-asian="normal" style:font-style-complex="normal"/>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fo:font-size="11pt" fo:font-style="normal" style:font-size-asian="11pt" style:font-style-asian="normal" style:font-size-complex="11pt" style:font-style-complex="normal"/>
    </style:style>
    <style:style style:name="T11" style:family="text">
      <style:text-properties fo:color="#000000" fo:font-size="11pt" fo:font-style="normal" fo:font-weight="bold" style:font-size-asian="11pt" style:font-style-asian="normal" style:font-weight-asian="bold" style:font-size-complex="11pt" style:font-style-complex="normal" style:font-weight-complex="bold"/>
    </style:style>
    <style:style style:name="T12" style:family="text">
      <style:text-properties fo:color="#000000" fo:font-size="10pt" fo:font-style="normal" style:font-size-asian="10pt" style:font-style-asian="normal" style:font-size-complex="10pt" style:font-style-complex="normal"/>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ff6600" fo:font-style="italic" style:font-style-asian="italic" style:font-style-complex="italic"/>
    </style:style>
    <style:style style:name="T15" style:family="text">
      <style:text-properties fo:color="#ff6600" fo:font-size="10pt" fo:font-style="italic" style:font-size-asian="10pt" style:font-style-asian="italic" style:font-size-complex="10pt" style:font-style-complex="italic"/>
    </style:style>
    <style:style style:name="T16" style:family="text">
      <style:text-properties fo:color="#ff6600" fo:font-size="10pt" fo:font-style="normal" style:font-size-asian="10pt" style:font-style-asian="normal" style:font-size-complex="10pt" style:font-style-complex="normal"/>
    </style:style>
    <style:style style:name="T17" style:family="text">
      <style:text-properties fo:font-size="16pt" style:font-size-asian="16pt" style:font-size-complex="16pt"/>
    </style:style>
    <style:style style:name="T18"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Facebook Simulation</text:p>
      <text:p text:style-name="P7">using Spraycan</text:p>
      <text:p text:style-name="P4"/>
      <text:p text:style-name="P4"/>
      <text:p text:style-name="P1">Members</text:p>
      <text:p text:style-name="P3">Ankur Bagchi – 0554 9066</text:p>
      <text:p text:style-name="P3">Saravanan Setty – 3329 9221</text:p>
      <text:p text:style-name="P5"/>
      <text:p text:style-name="P5"/>
      <text:p text:style-name="P5"/>
      <text:p text:style-name="P5"/>
      <text:p text:style-name="P5"/>
      <text:p text:style-name="P5"/>
      <text:p text:style-name="P5"/>
      <text:p text:style-name="P5"/>
      <text:p text:style-name="P5"/>
      <text:p text:style-name="P8"><text:soft-page-break/>Basic Features and Capabilities</text:p>
      <text:p text:style-name="P6"/>
      <text:p text:style-name="P2">How to Run<text:span text:style-name="T17">: </text:span><text:span text:style-name="T18">Navigate into the folder Server and execute an “sbt run” command. Then do the same for Client.</text:span></text:p>
      <text:p text:style-name="P6"/>
      <text:p text:style-name="P6">Server</text:p>
      <text:p text:style-name="P9"/>
      <text:list xml:id="list4772323365534192668" text:style-name="L1">
        <text:list-item>
          <text:p text:style-name="P18">Create user<text:span text:style-name="T1"> with custom user details.</text:span></text:p>
        </text:list-item>
        <text:list-item>
          <text:p text:style-name="P18">Add as friend<text:span text:style-name="T1"> any existing user.</text:span></text:p>
          <text:list>
            <text:list-header>
              <text:p text:style-name="P20">- View friend-list of any user.</text:p>
            </text:list-header>
          </text:list>
        </text:list-item>
        <text:list-item>
          <text:p text:style-name="P18">Write messages<text:span text:style-name="T1"> to self or friends' walls.</text:span></text:p>
          <text:list>
            <text:list-header>
              <text:p text:style-name="P20">- View 'wall' of yourself or any friend ie, posts written to a person.</text:p>
            </text:list-header>
          </text:list>
        </text:list-item>
        <text:list-item>
          <text:p text:style-name="P18">Create or follow pages <text:span text:style-name="T1">with user-defined titles.</text:span></text:p>
        </text:list-item>
      </text:list>
      <text:p text:style-name="P10"><text:tab/> <text:s text:c="4"/>- Any user following a page can post to it. </text:p>
      <text:list xml:id="list235125098079888" text:continue-numbering="true" text:style-name="L1">
        <text:list-item>
          <text:p text:style-name="P18">Create albums<text:span text:style-name="T1"> of images with custom names.</text:span></text:p>
          <text:list>
            <text:list-header>
              <text:p text:style-name="P20">- Upload any number of images into each album.</text:p>
            </text:list-header>
          </text:list>
        </text:list-item>
      </text:list>
      <text:p text:style-name="P6"/>
      <text:p text:style-name="P6">Client</text:p>
      <text:p text:style-name="P9"/>
      <text:list xml:id="list9176370581430114498" text:style-name="L2">
        <text:list-item>
          <text:p text:style-name="P19">Generates a large base of unique users<text:span text:style-name="T1"> with different details. Client has been tested for numbers ranging from 1 to 100000 different users.</text:span></text:p>
        </text:list-item>
        <text:list-item>
          <text:p text:style-name="P19">Each different user actor has unique behavior<text:span text:style-name="T1"> and tendencies to socialize, post or simply view messages. This makes the client a little heavier to run, but the complexity and variance created in the simulation is very interesting to note.</text:span></text:p>
        </text:list-item>
        <text:list-item>
          <text:p text:style-name="P19"><text:span text:style-name="T1">Creates expanding </text:span>clusters of friends<text:span text:style-name="T1"> by only befriending friends of friends.</text:span></text:p>
        </text:list-item>
        <text:list-item>
          <text:p text:style-name="P19">Utilizes every server feature<text:span text:style-name="T1"> noted above in ratios modeled on </text:span>real world statistics<text:span text:style-name="T1">.</text:span></text:p>
        </text:list-item>
      </text:list>
      <text:p text:style-name="P10"/>
      <text:p text:style-name="P10">Note: Since the above client is complex, it creates a bottleneck while sending parallel requests to the server. Hence, for load testing, we have made a simpler version of the server that provides much higher throughput as well as performed benchmark testing using <text:span text:style-name="T4">ab</text:span><text:span text:style-name="T3">[</text:span><text:a xlink:type="simple" xlink:href="https://httpd.apache.org/docs/2.2/programs/ab.html" text:style-name="Internet_20_link"><text:span text:style-name="T3">1</text:span></text:a><text:span text:style-name="T3">]</text:span><text:span text:style-name="T5">. </text:span></text:p>
      <text:p text:style-name="P10"/>
      <text:p text:style-name="P10"/>
      <text:p text:style-name="P10"/>
      <text:p text:style-name="P10"/>
      <text:p text:style-name="P10"/>
      <text:p text:style-name="P10"><text:soft-page-break/></text:p>
      <text:p text:style-name="P6">Server Specifications</text:p>
      <text:p text:style-name="P10"/>
      <text:p text:style-name="P10">The server runs on 50 ports at a given time. The ports used for this project were 5000 to 5050. The following is the structure of the server pages available. Note: the format to access these pages is <text:span text:style-name="T6">&lt;server location&gt;/path</text:span> eg: <text:span text:style-name="T7">localhost:5001/createUser</text:span></text:p>
      <text:p text:style-name="P16"/>
      <text:p text:style-name="P12">POST REQUESTS</text:p>
      <text:p text:style-name="P16"/>
      <text:list xml:id="list1649586428014478350" text:style-name="L3">
        <text:list-item>
          <text:p text:style-name="P21"><text:span text:style-name="T7">/createUser<text:tab/></text:span><text:span text:style-name="T8">(</text:span><text:span text:style-name="T9">POST:</text:span><text:span text:style-name="T8"> Email, Name, Birthday, CurrentCity)</text:span></text:p>
        </text:list-item>
      </text:list>
      <text:p text:style-name="P10"><text:span text:style-name="T8"><text:tab/></text:span><text:span text:style-name="T12">C</text:span><text:span text:style-name="T10">reate a user with the defined fields.</text:span></text:p>
      <text:p text:style-name="P16"/>
      <text:list xml:id="list235124689558134" text:continue-numbering="true" text:style-name="L3">
        <text:list-item>
          <text:p text:style-name="P21"><text:span text:style-name="T7">/sendFriendRequest </text:span><text:span text:style-name="T8">(</text:span><text:span text:style-name="T9">POST:</text:span><text:span text:style-name="T8"> fromEmail, toEmail)</text:span></text:p>
          <text:p text:style-name="P22">Send a friend request from a user to another user.</text:p>
        </text:list-item>
      </text:list>
      <text:p text:style-name="P16"/>
      <text:list xml:id="list235125336885513" text:continue-numbering="true" text:style-name="L3">
        <text:list-item>
          <text:p text:style-name="P21"><text:span text:style-name="T7">/wallWrite </text:span><text:span text:style-name="T8">(</text:span><text:span text:style-name="T9">POST:</text:span><text:span text:style-name="T8"> fromEmail, toEmail, data)</text:span></text:p>
        </text:list-item>
      </text:list>
      <text:p text:style-name="P10"><text:span text:style-name="T7"><text:tab/></text:span><text:span text:style-name="T12">W</text:span><text:span text:style-name="T10">rite on a user's (or one's own) wall.</text:span></text:p>
      <text:p text:style-name="P13"/>
      <text:list xml:id="list235124113129395" text:continue-numbering="true" text:style-name="L3">
        <text:list-item>
          <text:p text:style-name="P21"><text:span text:style-name="T7">/createPage </text:span><text:span text:style-name="T8">(</text:span><text:span text:style-name="T9">POST:</text:span><text:span text:style-name="T8"> adminEmail, Title, pageID)</text:span></text:p>
        </text:list-item>
      </text:list>
      <text:p text:style-name="P10"><text:span text:style-name="T8"><text:tab/></text:span><text:span text:style-name="T12">C</text:span><text:span text:style-name="T10">reate custom pages that users can follow and post on.</text:span></text:p>
      <text:p text:style-name="P17"/>
      <text:list xml:id="list235125028065395" text:continue-numbering="true" text:style-name="L3">
        <text:list-item>
          <text:p text:style-name="P21"><text:span text:style-name="T7">/pages/</text:span><text:span text:style-name="T14">&lt;pageID&gt;</text:span><text:span text:style-name="T7">/follow </text:span><text:span text:style-name="T8">(</text:span><text:span text:style-name="T9">POST:</text:span><text:span text:style-name="T8"> Email)</text:span></text:p>
        </text:list-item>
      </text:list>
      <text:p text:style-name="P10"><text:span text:style-name="T8"><text:tab/></text:span><text:span text:style-name="T10">Follow a user-created page. You must follow a page to post on it.</text:span></text:p>
      <text:p text:style-name="P16"/>
      <text:list xml:id="list235124430666508" text:continue-numbering="true" text:style-name="L3">
        <text:list-item>
          <text:p text:style-name="P21"><text:span text:style-name="T7">/pages/</text:span><text:span text:style-name="T14">&lt;pageID&gt;</text:span><text:span text:style-name="T7">/createPost </text:span><text:span text:style-name="T8">(</text:span><text:span text:style-name="T9">POST:</text:span><text:span text:style-name="T8"> fromEmail, data)</text:span></text:p>
        </text:list-item>
      </text:list>
      <text:p text:style-name="P10"><text:span text:style-name="T8"><text:tab/></text:span><text:span text:style-name="T10">Create a post on a user-created page.</text:span></text:p>
      <text:p text:style-name="P16"><text:s/></text:p>
      <text:list xml:id="list235124114427331" text:continue-numbering="true" text:style-name="L3">
        <text:list-item>
          <text:p text:style-name="P21"><text:span text:style-name="T7">/createAlbum </text:span><text:span text:style-name="T8">(</text:span><text:span text:style-name="T9">POST:</text:span><text:span text:style-name="T8"> Email, Title)</text:span></text:p>
        </text:list-item>
      </text:list>
      <text:p text:style-name="P10"><text:span text:style-name="T7"><text:tab/></text:span><text:span text:style-name="T10">Create an album to store pictures in. ID's are stored in numerical order.</text:span></text:p>
      <text:p text:style-name="P16"/>
      <text:list xml:id="list235124830630339" text:continue-numbering="true" text:style-name="L3">
        <text:list-item>
          <text:p text:style-name="P21"><text:span text:style-name="T7">/users/</text:span><text:span text:style-name="T14">&lt;userID&gt;</text:span><text:span text:style-name="T7">/albums/</text:span><text:span text:style-name="T14">&lt;albumID&gt;</text:span><text:span text:style-name="T7">/upload </text:span><text:span text:style-name="T8">(</text:span><text:span text:style-name="T9">POST:</text:span><text:span text:style-name="T8"> Email, Caption, Image)</text:span></text:p>
        </text:list-item>
      </text:list>
      <text:p text:style-name="P10"><text:span text:style-name="T7"><text:tab/></text:span><text:span text:style-name="T10">Upload an image to an album.</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2">GET REQUESTS</text:p>
      <text:p text:style-name="P10"/>
      <text:list xml:id="list235124597939082" text:continue-numbering="true" text:style-name="L3">
        <text:list-item>
          <text:p text:style-name="P23">/userList</text:p>
        </text:list-item>
      </text:list>
      <text:p text:style-name="P10"><text:span text:style-name="T8"><text:tab/></text:span><text:span text:style-name="T11">Testing tool:</text:span><text:span text:style-name="T10"> Get a list of all users.</text:span></text:p>
      <text:p text:style-name="P10"/>
      <text:list xml:id="list235124259958349" text:continue-numbering="true" text:style-name="L3">
        <text:list-item>
          <text:p text:style-name="P23">/pages/ids</text:p>
        </text:list-item>
      </text:list>
      <text:p text:style-name="P10"><text:span text:style-name="T8"><text:tab/></text:span><text:span text:style-name="T11">Testing tool:</text:span><text:span text:style-name="T10"> Get a list of all user created pages.</text:span></text:p>
      <text:p text:style-name="P10"/>
      <text:list xml:id="list235124275036708" text:continue-numbering="true" text:style-name="L3">
        <text:list-item>
          <text:p text:style-name="P23">/pageDirectory</text:p>
        </text:list-item>
      </text:list>
      <text:p text:style-name="P10"><text:span text:style-name="T8"><text:tab/></text:span><text:span text:style-name="T11">Testing tool:</text:span><text:span text:style-name="T10"> Get a list of all user created pages with meta-data (owner and title).</text:span></text:p>
      <text:p text:style-name="P10"/>
      <text:list xml:id="list235125730405353" text:continue-numbering="true" text:style-name="L3">
        <text:list-item>
          <text:p text:style-name="P23">/summary</text:p>
        </text:list-item>
      </text:list>
      <text:p text:style-name="P10"><text:span text:style-name="T8"><text:tab/></text:span><text:span text:style-name="T11">Testing tool:</text:span><text:span text:style-name="T10"> Get a list of server statistics such as requests processed and number of entities.</text:span></text:p>
      <text:p text:style-name="P15"/>
      <text:list xml:id="list235126004555266" text:continue-numbering="true" text:style-name="L3">
        <text:list-item>
          <text:p text:style-name="P24"><text:span text:style-name="T4">/users/</text:span><text:span text:style-name="T14">&lt;userID&gt;</text:span><text:span text:style-name="T4">/friends</text:span></text:p>
        </text:list-item>
      </text:list>
      <text:p text:style-name="P10"><text:span text:style-name="T12"><text:tab/></text:span><text:span text:style-name="T10">Get the </text:span><text:span text:style-name="T12">list of a user's friends.</text:span></text:p>
      <text:p text:style-name="P15"/>
      <text:list xml:id="list235126172643482" text:continue-numbering="true" text:style-name="L3">
        <text:list-item>
          <text:p text:style-name="P24"><text:span text:style-name="T4">/users/</text:span><text:span text:style-name="T14">&lt;userID&gt;</text:span><text:span text:style-name="T4">/posts/ids?Email=</text:span><text:span text:style-name="T14">&lt;userID#2&gt;</text:span></text:p>
        </text:list-item>
      </text:list>
      <text:p text:style-name="P10"><text:span text:style-name="T8"><text:tab/></text:span><text:span text:style-name="T10">Get the wall of </text:span><text:span text:style-name="T15">&lt;userID&gt; </text:span><text:span text:style-name="T12">if it is visible to</text:span><text:span text:style-name="T16"> </text:span><text:span text:style-name="T15">&lt;userID#2&gt;</text:span><text:span text:style-name="T13">.</text:span></text:p>
      <text:p text:style-name="P15"/>
      <text:list xml:id="list235124305317397" text:continue-numbering="true" text:style-name="L3">
        <text:list-item>
          <text:p text:style-name="P24"><text:span text:style-name="T4">/users/</text:span><text:span text:style-name="T14">&lt;userID&gt;</text:span><text:span text:style-name="T4">/albums</text:span></text:p>
        </text:list-item>
      </text:list>
      <text:p text:style-name="P10"><text:span text:style-name="T12"><text:tab/></text:span><text:span text:style-name="T10">Get the </text:span><text:span text:style-name="T12">list of albums created by a user.</text:span></text:p>
      <text:p text:style-name="P15"/>
      <text:list xml:id="list235126141209836" text:continue-numbering="true" text:style-name="L3">
        <text:list-item>
          <text:p text:style-name="P24"><text:span text:style-name="T4">/users/</text:span><text:span text:style-name="T14">&lt;userID&gt;</text:span><text:span text:style-name="T4">/albums/</text:span><text:span text:style-name="T14">&lt;albumID&gt;</text:span></text:p>
        </text:list-item>
      </text:list>
      <text:p text:style-name="P10"><text:span text:style-name="T12"><text:tab/></text:span><text:span text:style-name="T10">Get the </text:span><text:span text:style-name="T12">list of photos in an album.</text:span></text:p>
      <text:p text:style-name="P15"/>
      <text:list xml:id="list235126090798072" text:continue-numbering="true" text:style-name="L3">
        <text:list-item>
          <text:p text:style-name="P24"><text:span text:style-name="T4">/users/</text:span><text:span text:style-name="T14">&lt;userID&gt;</text:span><text:span text:style-name="T4">/albums/</text:span><text:span text:style-name="T14">&lt;albumID&gt;</text:span><text:span text:style-name="T4">/</text:span><text:span text:style-name="T14">&lt;imageID&gt;</text:span></text:p>
        </text:list-item>
      </text:list>
      <text:p text:style-name="P10"><text:span text:style-name="T12"><text:tab/></text:span><text:span text:style-name="T10">Get </text:span><text:span text:style-name="T12">a specific image from an album. Images can be seen from the browser and are stored in files on the server.</text:span></text:p>
      <text:p text:style-name="P13"/>
      <text:list xml:id="list235125588481635" text:continue-numbering="true" text:style-name="L3">
        <text:list-item>
          <text:p text:style-name="P25">/pages/random</text:p>
        </text:list-item>
      </text:list>
      <text:p text:style-name="P10"><text:span text:style-name="T8"><text:tab/></text:span><text:span text:style-name="T12">Get a random user-created pag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Client Specifications</text:p>
      <text:p text:style-name="P6"/>
      <text:p text:style-name="P10">The client was modeled along real world Facebook statistics such as the median number of user friends (200), page likes (40) and user activity.</text:p>
      <text:p text:style-name="P10"/>
      <text:p text:style-name="P10">Each user is created with unique levels of desire to post on walls or pages, socialize (add new friends) or simply browse the activity of their friends. After each action, desire to perform similar actions is decreased.</text:p>
      <text:p text:style-name="P10"/>
      <text:p text:style-name="P10">A dice is rolled for each action dictating what the user does. If the user has low enough desires (has used Facebook for a long enough session), he will do nothing in the next turn. During periods of inactivity, desire to browse Facebook increases.</text:p>
      <text:p text:style-name="P10"/>
      <text:p text:style-name="P10">Because there are a lot of dice rolls made to simulate realistic numbers for engagement, the client is heavy leading to a high number of actors slowing down the systems the client was tested on.</text:p>
      <text:p text:style-name="P10"/>
      <text:p text:style-name="P10">Additionally, the client sends real images to the server where it can be viewed via a browser. These images are larger than other packets and reduce the average number of requests handled.</text:p>
      <text:p text:style-name="P10"/>
      <text:p text:style-name="P10">A simpler version of the client was created with lighter requests that sends more requests per second. Additionally, an external tool was also used to load tes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Load Testing</text:p>
      <text:p text:style-name="P10"/>
      <text:p text:style-name="P10">Following are the results for running the <text:span text:style-name="T2">heavy client</text:span> and the server, for 3 different numbers of users.</text:p>
      <text:p text:style-name="P10"/>
      <text:p text:style-name="P11">2000 Max Users</text:p>
      <text:p text:style-name="P10"><draw:frame draw:style-name="fr1" draw:name="graphics1" text:anchor-type="paragraph" svg:x="0.0256in" svg:y="0.1752in" svg:width="6.9252in" svg:height="2.9827in" draw:z-index="0"><draw:image xlink:href="Pictures/2000000700005D1B0000281B0193FAE5.svm" xlink:type="simple" xlink:show="embed" xlink:actuate="onLoad"/></draw:frame> </text:p>
      <text:p text:style-name="P10">We see above that the number of requests per second increases then plateaus off at around 5000 per second (600k requests at 120 seconds).</text:p>
      <text:p text:style-name="P10"><draw:frame draw:style-name="fr1" draw:name="graphics2" text:anchor-type="paragraph" svg:x="-0.0791in" svg:y="0.0783in" svg:width="6.9252in" svg:height="3.2409in" draw:z-index="1"><draw:image xlink:href="Pictures/2000000700005D1B00002B94719A18CF.svm" xlink:type="simple" xlink:show="embed" xlink:actuate="onLoad"/></draw:frame>We can see that the user creation happens rapidly and the other events take time to start up. This is because of the client receiving responses from the server after being <text:soft-page-break/>inundated by creation requests at the start. That is the reason for other activities taking some time to start up; however these activities have steady and rapid growth afterwards. This resembles an organic model of spread similar to that seen by newly created pages.</text:p>
      <text:p text:style-name="P10"/>
      <text:p text:style-name="P11">5000 Max Users</text:p>
      <text:p text:style-name="P10"><draw:frame draw:style-name="fr1" draw:name="graphics3" text:anchor-type="paragraph" svg:x="0in" svg:y="0.1445in" svg:width="6.9252in" svg:height="2.9827in" draw:z-index="2"><draw:image xlink:href="Pictures/2000000700005D1B0000281B629B3BB7.svm" xlink:type="simple" xlink:show="embed" xlink:actuate="onLoad"/></draw:frame>This is quite a bit slower because of the limited memory on the laptops used, however it follows the same pattern.</text:p>
      <text:p text:style-name="P10"><draw:frame draw:style-name="fr1" draw:name="graphics4" text:anchor-type="paragraph" svg:x="0in" svg:y="0.1327in" svg:width="6.9252in" svg:height="2.9827in" draw:z-index="3"><draw:image xlink:href="Pictures/2000000700005D1B0000281B227BB9D7.svm" xlink:type="simple" xlink:show="embed" xlink:actuate="onLoad"/></draw:frame>We see again that users are generated incredibly fast. This graph gives more insight into the growth of user posts and other data. The rate of increase is linear with some spikes.</text:p>
      <text:p text:style-name="P10"/>
      <text:p text:style-name="P10"/>
      <text:p text:style-name="P10"/>
      <text:p text:style-name="P10"/>
      <text:p text:style-name="P10"/>
      <text:p text:style-name="P10"><text:soft-page-break/></text:p>
      <text:p text:style-name="P11">8000 Max Users</text:p>
      <text:p text:style-name="P10"><draw:frame draw:style-name="fr1" draw:name="graphics5" text:anchor-type="paragraph" svg:x="0in" svg:y="0.2in" svg:width="6.9252in" svg:height="2.9827in" draw:z-index="4"><draw:image xlink:href="Pictures/2000000700005D1B0000281BC2980D62.svm" xlink:type="simple" xlink:show="embed" xlink:actuate="onLoad"/></draw:frame>This slows down even further because of limited resources on the laptop, but the pattern is evident.</text:p>
      <text:p text:style-name="P10"><draw:frame draw:style-name="fr1" draw:name="graphics6" text:anchor-type="paragraph" svg:x="0in" svg:y="0.1673in" svg:width="6.9252in" svg:height="2.9827in" draw:z-index="5"><draw:image xlink:href="Pictures/2000000700005D1B0000281B0CB84238.svm" xlink:type="simple" xlink:show="embed" xlink:actuate="onLoad"/></draw:frame></text:p>
      <text:p text:style-name="P10">If this is run for enough time, the user-posts and other activities rise exponentially and far surpass the number of users. However, we often got out of memory exceptions as the system grows unstable past a certain point.</text:p>
      <text:p text:style-name="P10"/>
      <text:p text:style-name="P10">The client was initially calibrated to create a realistic environment for a number of users greater than ten thousand, but due to memory and processing constraints, it was not possible to properly test the same. </text:p>
      <text:p text:style-name="P10"/>
      <text:p text:style-name="P10"><text:soft-page-break/></text:p>
      <text:p text:style-name="P2"><draw:frame draw:style-name="fr1" draw:name="graphics7" text:anchor-type="paragraph" svg:x="0in" svg:y="0.5209in" svg:width="6.9252in" svg:height="2.9827in" draw:z-index="6"><draw:image xlink:href="Pictures/2000000700005D1B0000281BC21507F6.svm" xlink:type="simple" xlink:show="embed" xlink:actuate="onLoad"/></draw:frame>Comparison</text:p>
      <text:p text:style-name="P10"/>
      <text:p text:style-name="P10">From the above comparison, it is clear that the bottleneck is on the side of the client. We know this because <text:span text:style-name="T2">initial user creation is processed rapidly in all 3 models</text:span> and this is evident in the sharp spikes in this graph as well as the earlier ones. Hence, the server is able to process faster, but the simulation is not able to keep up.</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Benchmark Test – 62000 Requests/Second</text:p>
      <text:p text:style-name="P10"/>
      <text:p text:style-name="P10">Thus, we performed benchmark testing on the server using concurrent GET requests performed by the tool ab<text:span text:style-name="T3">[</text:span><text:a xlink:type="simple" xlink:href="https://httpd.apache.org/docs/2.2/programs/ab.html" text:style-name="Internet_20_link"><text:span text:style-name="T3">1</text:span></text:a><text:span text:style-name="T3">].</text:span></text:p>
      <text:p text:style-name="P10"><draw:frame draw:style-name="fr1" draw:name="graphics8" text:anchor-type="paragraph" svg:x="0.5272in" svg:y="0.172in" svg:width="5.7661in" svg:height="3.5008in" draw:z-index="7"><draw:image xlink:href="Pictures/20000007000042110000281BFDF1A8D1.svm" xlink:type="simple" xlink:show="embed" xlink:actuate="onLoad"/></draw:frame></text:p>
      <text:p text:style-name="P10"><draw:frame draw:style-name="fr2" draw:name="graphics9" text:anchor-type="paragraph" svg:y="0.652in" svg:width="4.9583in" svg:height="4.5807in" draw:z-index="8"><draw:image xlink:href="Pictures/200000070000421100003D069D4B2D8B.svm" xlink:type="simple" xlink:show="embed" xlink:actuate="onLoad"/></draw:frame></text:p>
      <text:p text:style-name="P10"/>
      <text:p text:style-name="P10"><text:soft-page-break/>As seen above, when testing on a server with no load, GET requests occur at an average of over <text:span text:style-name="T2">62 thousand</text:span> per second.</text:p>
      <text:p text:style-name="P10"/>
      <text:p text:style-name="P10">To double-test server capacity, the benchmarking tool was run on the same machine while the client was also running, which resulted in a massive increase in requests processed.</text:p>
      <text:p text:style-name="P10"/>
      <text:p text:style-name="P10"><draw:frame draw:style-name="fr3" draw:name="graphics10" text:anchor-type="paragraph" svg:width="6.9252in" svg:height="2.7291in" draw:z-index="9"><draw:image xlink:href="Pictures/2000000700005C8700002478C3FC1428.svm" xlink:type="simple" xlink:show="embed" xlink:actuate="onLoad"/></draw:frame>The sudden increase in the right is where the benchmarking took starts up.</text:p>
      <text:p text:style-name="P10"/>
      <text:p text:style-name="P10">Note that this graph is requests/sec by time, which is a differential of the requests by time graph (where the increase is much steep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oft-page-break/>References</text:p>
      <text:p text:style-name="P10"/>
      <text:p text:style-name="P26">[1] <text:a xlink:type="simple" xlink:href="https://httpd.apache.org/docs/2.2/programs/ab.html">https://httpd.apache.org/docs/2.2/programs/ab.html</text:a></text:p>
      <text:p text:style-name="P26"/>
      <text:p text:style-name="P27">basic routing : http://www.smartjava.org/content/first-steps-rest-spray-and-scala</text:p>
      <text:p text:style-name="P27">quiz api : http://danielasfregola.com/2015/02/23/how-to-build-a-rest-api-with-spray/</text:p>
      <text:p text:style-name="P27">different receieve and http : http://stackoverflow.com/questions/18943544/how-to-compose-routes-in-actors-receive-with-runroute</text:p>
      <text:p text:style-name="P27">get bound message : http://stackoverflow.com/questions/31798757/spray-can-simple-http-server-example-how-are-bound-messages-handl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ur Bagchi</meta:initial-creator>
    <meta:creation-date>2015-11-30T15:31:51.23</meta:creation-date>
    <dc:date>2015-11-30T23:51:23.986468397</dc:date>
    <dc:creator>shinchan </dc:creator>
    <meta:editing-duration>PT7H41M5S</meta:editing-duration>
    <meta:editing-cycles>17</meta:editing-cycles>
    <meta:generator>LibreOffice/4.2.8.2$Linux_X86_64 LibreOffice_project/420m0$Build-2</meta:generator>
    <meta:document-statistic meta:table-count="0" meta:image-count="10" meta:object-count="0" meta:page-count="12" meta:paragraph-count="98" meta:word-count="1217" meta:character-count="7575" meta:non-whitespace-character-count="6447"/>
  </office:meta>
</office:document-meta>
</file>